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a Comiqueri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Trabajo practico 2021</text:p>
            <text:p>Materia: Laboratorio 3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egran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"/>
              </text:list-header>
              <text:list-item>
                <text:p text:style-name="P2">Brian Lalli</text:p>
              </text:list-item>
              <text:list-item>
                <text:p text:style-name="P2">Sebastian Ribeiro</text:p>
              </text:list-item>
              <text:list-item>
                <text:p text:style-name="P2">Herrero Gonzal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me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grama que simula la gestión de una comiqueria.</text:p>
              </text:list-item>
              <text:list-item>
                <text:p>Se comprende de varios menúes dependiendo si se deben tomar decisiones a nivele administrativo o gestión con clientes.</text:p>
              </text:list-item>
              <text:list-item>
                <text:p>En caso de realizar decisiones administrativas el programa solicita un usuario y contraseña por parte del empelado para el acces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sume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 caso de acceder al menú para cliente se accede de manera directa.</text:p>
              </text:list-item>
              <text:list-item>
                <text:p>Brinda opciones de gestión como la atencion con la compra de productos y la muestra de catalog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lase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ase Main donde se ejecuta el programa.</text:p>
              </text:list-item>
              <text:list-item>
                <text:p>Clase MenuEjecutor donde se presenta el código importante del sistema donde se ubican todos los menúes y funcionalidades que le dan vida al programa.</text:p>
              </text:list-item>
              <text:list-item>
                <text:p>Clase Elemento que vendría a ser la clase padre que le brinda las principales características a todos los productos que este ofre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lase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erchandisiing: Clase hija de la clase elemento que a la vez es la clase padre de los productos Juego de mesa, cartas, figura y remera.</text:p>
              </text:list-item>
              <text:list-item>
                <text:p>Libros: Clase hija de la clase elemento que a la vez es la clase padre de comic, manga y revis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l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as clases de colecciones que implementan la interface IColecciones</text:p>
              </text:list-item>
              <text:list-item>
                <text:p>ListaPersona</text:p>
              </text:list-item>
              <text:list-item>
                <text:p>ListaCliente</text:p>
              </text:list-item>
              <text:list-item>
                <text:p>ListaEmpleado</text:p>
              </text:list-item>
              <text:list-item>
                <text:p>Catalogo</text:p>
              </text:list-item>
              <text:list-item>
                <text:p>ListaFactura</text:p>
              </text:list-item>
              <text:list-item>
                <text:p>CarroComp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lase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ase JSON </text:p>
              </text:list-item>
              <text:list-item>
                <text:p>Clase Excep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cisiones de diseñ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e decidió implementar las clases dentro de paquetes para una mejor organización de estas.</text:p>
              </text:list-item>
              <text:list-item>
                <text:p>Se implementó una interfaz genérica para manejar las colecciones y reutilizar funcione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es finale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 lograron aplicar los conocimientos adquiridos en la cursada.</text:p>
              </text:list-item>
              <text:list-item>
                <text:p>Si lograron reforzar dichos conocimientos debido a las problemáticas que se presentar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uentes de informacio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lminas de la cátedra</text:p>
              </text:list-item>
              <text:list-item>
                <text:p>Clases grabadas.</text:p>
              </text:list-item>
              <text:list-item>
                <text:p>Videos varios de archiv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cargo final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arro de compra debido al tipo de colección(linkedhashset) no se pueden agregar dos objetos iguales.</text:p>
              </text:list-item>
              <text:list-item>
                <text:p>ListaPersonas debido al uso de archivos quedó en desuso ya que se tuvo que recurrir a crear una lista por cada tipo de person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0T17:38:05.050000000</meta:creation-date>
    <dc:date>2021-06-20T18:36:54.873000000</dc:date>
    <meta:editing-duration>PT6M36S</meta:editing-duration>
    <meta:editing-cycles>1</meta:editing-cycles>
    <meta:document-statistic meta:object-count="69"/>
    <meta:generator>Trio_Office/6.2.8.2$Windows_x86 LibreOffice_project/</meta:generator>
  </office:meta>
</office:document-meta>
</file>